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120e92"/>
    </style:style>
    <style:style style:name="P2" style:family="paragraph" style:parent-style-name="Text_20_body" style:master-page-name="HTML">
      <style:paragraph-properties style:page-number="auto"/>
      <style:text-properties officeooo:paragraph-rsid="00120e92"/>
    </style:style>
    <style:style style:name="P3" style:family="paragraph" style:parent-style-name="Standard">
      <style:paragraph-properties fo:margin-top="0in" fo:margin-bottom="0in" loext:contextual-spacing="false"/>
      <style:text-properties fo:font-size="2pt" officeooo:paragraph-rsid="00120e92" style:font-size-asian="2pt" style:font-size-complex="2pt"/>
    </style:style>
    <style:style style:name="P4" style:family="paragraph" style:parent-style-name="Heading_20_1">
      <style:text-properties officeooo:paragraph-rsid="00120e92"/>
    </style:style>
    <style:style style:name="P5" style:family="paragraph" style:parent-style-name="Table_20_Contents">
      <style:paragraph-properties fo:text-align="end" style:justify-single-word="false"/>
      <style:text-properties officeooo:paragraph-rsid="00120e92"/>
    </style:style>
    <style:style style:name="P6" style:family="paragraph" style:parent-style-name="Table_20_Contents">
      <style:text-properties fo:font-size="2pt" officeooo:paragraph-rsid="00120e92" style:font-size-asian="2pt" style:font-size-complex="2pt"/>
    </style:style>
    <style:style style:name="P7" style:family="paragraph" style:parent-style-name="Table_20_Contents">
      <style:text-properties officeooo:paragraph-rsid="00120e92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20e92"/>
    </style:style>
    <style:style style:name="P9" style:family="paragraph" style:parent-style-name="Preformatted_20_Text">
      <style:text-properties fo:color="#0000ff" officeooo:paragraph-rsid="00120e92"/>
    </style:style>
    <style:style style:name="P10" style:family="paragraph" style:parent-style-name="Preformatted_20_Text">
      <style:text-properties fo:color="#000000" officeooo:paragraph-rsid="00120e92"/>
    </style:style>
    <style:style style:name="P11" style:family="paragraph" style:parent-style-name="Preformatted_20_Text">
      <style:text-properties officeooo:paragraph-rsid="00120e92"/>
    </style:style>
    <style:style style:name="P12" style:family="paragraph" style:parent-style-name="Preformatted_20_Text">
      <style:paragraph-properties fo:margin-top="0.0972in" fo:margin-bottom="0.0835in" loext:contextual-spacing="false"/>
      <style:text-properties officeooo:paragraph-rsid="00120e92"/>
    </style:style>
    <style:style style:name="P13" style:family="paragraph" style:parent-style-name="Heading_20_2">
      <style:text-properties officeooo:paragraph-rsid="00120e92"/>
    </style:style>
    <style:style style:name="P14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5" style:family="paragraph">
      <style:paragraph-properties fo:text-align="center"/>
    </style:style>
    <style:style style:name="T1" style:family="text">
      <style:text-properties officeooo:rsid="00123b6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03:18.456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P4">Web4U @ WWU</text:p>
      <text:p text:style-name="P1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P7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5"><draw:frame draw:style-name="fr1" draw:name="web_tab_corner_right" text:anchor-type="as-char" svg:width="0.0835in" svg:height="0.2083in" draw:z-index="0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7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5"><draw:frame draw:style-name="fr1" draw:name="Image1" text:anchor-type="as-char" svg:width="0.0835in" svg:height="0.2083in" draw:z-index="1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P7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5"><draw:frame draw:style-name="fr1" draw:name="Image2" text:anchor-type="as-char" svg:width="0.0835in" svg:height="0.2083in" draw:z-index="2"><draw:image xlink:href="../../Desktop/CBE_Chrome_Extension/testpages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6"/>
          </table:table-cell>
          <table:table-cell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P7"><draw:frame draw:style-name="fr1" draw:name="web_transparent" text:anchor-type="as-char" svg:width="0.1043in" svg:height="0.0311in" draw:z-index="3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3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Search Search <text:bookmark text:name="keyword_in_id"/><draw:control text:anchor-type="as-char" draw:z-index="4" draw:style-name="gr1" draw:text-style-name="P14" svg:width="1.7504in" svg:height="0.2606in" draw:control="control1"/> <draw:control text:anchor-type="as-char" draw:z-index="5" draw:style-name="gr1" draw:text-style-name="P15" svg:width="0.5835in" svg:height="0.4067in" draw:control="control2"/> </text:p>
          </table:table-cell>
          <table:table-cell table:style-name="Table3.A1" office:value-type="string">
            <text:p text:style-name="P7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13" text:outline-level="2">Display Academic History</text:h>
          </table:table-cell>
          <table:table-cell table:style-name="Table4.A1" office:value-type="string">
            <text:p text:style-name="P7">  </text:p>
          </table:table-cell>
          <table:table-cell table:style-name="Table4.A1" office:value-type="string">
            <text:p text:style-name="P6"/>
          </table:table-cell>
        </table:table-row>
        <table:table-row>
          <table:table-cell table:style-name="Table4.A1" table:number-columns-spanned="3" office:value-type="string">
            <text:p text:style-name="P7"><draw:frame draw:style-name="fr1" draw:name="Image3" text:anchor-type="as-char" svg:width="0.1043in" svg:height="0.0311in" draw:z-index="6"><draw:image xlink:href="../../Desktop/CBE_Chrome_Extension/testpages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P4"><text:bookmark text:name="main_content"/><office:annotation><dc:date>2017-07-07T14:03:18.558000000</dc:date><text:p>** END OF twbkwbis.P_OpenDoc **</text:p></office:annotation>Should have a 4.0 for CBE!</text:p>
      <text:p text:style-name="P11"/>
      <text:p text:style-name="P12">Western Washington University</text:p>
      <text:p text:style-name="P11"/>
      <text:p text:style-name="P11"/>
      <text:p text:style-name="P9">Name: Stichart, Crispin Alexander ID: W01173828 Previous ID:</text:p>
      <text:p text:style-name="P11"/>
      <text:p text:style-name="P11"/>
      <text:p text:style-name="P10"><text:s/></text:p>
      <text:p text:style-name="P10"><text:s/></text:p>
      <text:p text:style-name="P10"><text:s text:c="135"/></text:p>
      <text:p text:style-name="P10">Subj Crse <text:s/>CRN <text:s text:c="2"/>Course Title <text:s text:c="18"/>Cdt Grd Qpts <text:s/>Gmod Gr Date <text:s/>Rpt <text:s/>Attr</text:p>
      <text:p text:style-name="P10">---- ----- ----- ------------------------------ --- --- ----- ---- -------- ---- ----</text:p>
      <text:p text:style-name="P10">201410 <text:s text:c="2"/>Cls: JR <text:s text:c="2"/>Coll: 00 <text:s text:c="2"/>Res: R <text:s text:c="2"/>Fac Actn: Good Standing <text:s text:c="3"/></text:p>
      <text:p text:style-name="P10"><text:s text:c="9"/>Site: <text:s text:c="4"/>Prg1: IN <text:s text:c="11"/>Prg2: <text:s text:c="20"/>Mjr: DDIN</text:p>
      <text:p text:style-name="P10">ACCT 240 <text:s text:c="2"/>14153 Financial Accounting <text:s text:c="10"/>4 <text:s text:c="2"/>B <text:s text:c="2"/>16 <text:s text:c="3"/>L <text:s text:c="4"/>03/25/14 <text:s text:c="5"/>OL <text:s text:c="17"/></text:p>
      <text:p text:style-name="P10">DSCI 205 <text:s text:c="2"/>10603 Business Statistics <text:s text:c="11"/>4 <text:s text:c="2"/>A <text:s/>13.2 <text:s/>L <text:s text:c="4"/>03/24/14 <text:s text:c="26"/></text:p>
      <text:p text:style-name="P10">MIS 222 <text:s text:c="2"/>10603 Business Statistics <text:s text:c="11"/>4 <text:s text:c="2"/>K<text:span text:style-name="T1">A</text:span> <text:s/>13.2 <text:s/>L <text:s text:c="4"/>03/24/14 <text:s text:c="26"/></text:p>
      <text:p text:style-name="P10">ECON 240 <text:s text:c="2"/>10603 Business Statistics <text:s text:c="11"/>4 <text:s text:c="2"/>K<text:span text:style-name="T1">A-</text:span> <text:s/>13.2 <text:s/>L <text:s text:c="4"/>03/24/14 <text:s text:c="26"/></text:p>
      <text:p text:style-name="P10">Quarter: <text:s/>Credits: <text:s text:c="2"/>12.0 <text:s text:c="4"/>Qpts: <text:s text:c="3"/>42.40 <text:s text:c="4"/>GPA: <text:s/>3.53</text:p>
      <text:p text:style-name="P10"><text:s text:c="80"/></text:p>
      <text:p text:style-name="P10">201420 <text:s text:c="2"/>Cls: JR <text:s text:c="2"/>Coll: BU <text:s text:c="2"/>Res: R <text:s text:c="2"/>Fac Actn: Good Standing <text:s text:c="3"/></text:p>
      <text:p text:style-name="P10"><text:s text:c="9"/>Site: <text:s text:c="4"/>Prg1: PM-BU <text:s text:c="8"/>Prg2: <text:s text:c="20"/>Mjr: DD1P</text:p>
      <text:p text:style-name="P10">ACCT 240 <text:s text:c="2"/>14153 Financial Accounting <text:s text:c="9"/>4 <text:s text:c="2"/>A <text:s text:c="2"/>16 <text:s text:c="3"/>L <text:s text:c="4"/>06/17/14 <text:s text:c="25"/></text:p>
      <text:p text:style-name="P10">DSCI 205 <text:s text:c="2"/>10603 Business Statistics <text:s text:c="11"/>4 <text:s text:c="2"/>B <text:s/>14.8 <text:s/>L <text:s text:c="4"/>06/16/14 <text:s text:c="5"/>SSC <text:s text:c="23"/></text:p>
      <text:p text:style-name="P10">Quarter: <text:s/>Credits: <text:s text:c="3"/>8.0 <text:s text:c="4"/>Qpts: <text:s text:c="3"/>30.80 <text:s text:c="4"/>GPA: <text:s/>3.85</text:p>
      <text:p text:style-name="P10"><text:s text:c="95"/></text:p>
      <text:p text:style-name="P10"><text:s text:c="80"/></text:p>
      <text:p text:style-name="P10"><text:s text:c="28"/>Academic Summary To Date</text:p>
      <text:p text:style-name="P10">1. Spokane Falls Cmty College <text:s text:c="4"/>(2) <text:s text:c="4"/>Credits: 105 <text:s text:c="3"/>Degree: AA</text:p>
      <text:p text:style-name="P10"><text:s text:c="80"/></text:p>
      <text:p text:style-name="P10"><text:s text:c="16"/>Total <text:s text:c="5"/>Transfer <text:s text:c="6"/>-----------Western---------------</text:p>
      <text:p text:style-name="P10"><text:s text:c="16"/>Crdts <text:s text:c="6"/>Crdts <text:s text:c="8"/>Crdts <text:s text:c="3"/>Hours <text:s text:c="5"/>Qpnts <text:s text:c="4"/>GPA</text:p>
      <text:p text:style-name="P10">Undergraduate <text:s text:c="2"/>227.00 <text:s text:c="4"/>105.00 <text:s text:c="7"/>122.00 <text:s text:c="2"/>122.00 <text:s text:c="6"/>397.40 <text:s text:c="3"/>3.25</text:p>
      <text:p text:style-name="P10"><text:s text:c="80"/></text:p>
      <text:p text:style-name="P10"><text:s/></text:p>
      <text:p text:style-name="P10"><text:s/></text:p>
      <text:p text:style-name="P10">Degrees and Certificates: <text:s text:c="69"/>Internal Coding:</text:p>
      <text:p text:style-name="P10">------------------------- <text:s text:c="69"/>--------------</text:p>
      <text:p text:style-name="P10"><text:soft-page-break/>Status: <text:s text:c="14"/>Pending <text:s text:c="65"/>PN</text:p>
      <text:p text:style-name="P10">Graduation Term: <text:s text:c="5"/>Fall 2017 <text:s text:c="63"/>201740</text:p>
      <text:p text:style-name="P10">Type: <text:s text:c="16"/>Bachelor of Science <text:s text:c="53"/>BS</text:p>
      <text:p text:style-name="P10">College: <text:s text:c="13"/>College Science &amp; Engineering <text:s text:c="43"/>SE</text:p>
      <text:p text:style-name="P10">Program: <text:s text:c="13"/>BS-Science &amp; Engineering <text:s text:c="48"/>BS-SE</text:p>
      <text:p text:style-name="P10">Major/Field: <text:s text:c="9"/>Computer Science (catalog term: Fall 2016) <text:s text:c="30"/>NC01</text:p>
      <text:p text:style-name="P10"><text:s/></text:p>
      <text:p text:style-name="P10">Curriculum: <text:s text:c="83"/>Internal Coding:</text:p>
      <text:p text:style-name="P10">-------------- <text:s text:c="80"/>-------------</text:p>
      <text:p text:style-name="P10">Status: <text:s text:c="14"/>Active <text:s text:c="66"/>AS</text:p>
      <text:p text:style-name="P10">Term: <text:s text:c="16"/>Fall 2017 <text:s text:c="63"/>201740</text:p>
      <text:p text:style-name="P10">College: <text:s text:c="13"/>College Science &amp; Engineering <text:s text:c="43"/>SE</text:p>
      <text:p text:style-name="P10">Program: <text:s text:c="13"/>BS-Science &amp; Engineering <text:s text:c="48"/>BS-SE</text:p>
      <text:p text:style-name="P10">Major/Field: <text:s text:c="9"/>Computer Science (catalog term: Winter 2017) <text:s text:c="28"/>NC01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4:03:29.065000000</meta:creation-date>
    <dc:date>2017-07-07T14:11:56.430000000</dc:date>
    <meta:editing-duration>PT8M27S</meta:editing-duration>
    <meta:editing-cycles>2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63" meta:word-count="283" meta:character-count="3915" meta:non-whitespace-character-count="1540"/>
  </office:meta>
</office:document-meta>
</file>